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40000027F8A822187E1CEBA18.png" manifest:media-type="image/png"/>
  <manifest:file-entry manifest:full-path="Pictures/100000000000047A000002B611982E957EF6E1A1.png" manifest:media-type="image/png"/>
  <manifest:file-entry manifest:full-path="Pictures/100000000000045C000002B6B906B2F3309C16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48cm" svg:x="1cm" svg:y="1.426cm">
          <draw:image xlink:href="Pictures/10000000000004740000027F8A822187E1CEBA1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504cm" svg:x="1.227cm" svg:y="9.241cm">
          <draw:image xlink:href="Pictures/100000000000047A000002B611982E957EF6E1A1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814cm" svg:x="0.679cm" svg:y="15.736cm">
          <draw:image xlink:href="Pictures/100000000000045C000002B6B906B2F3309C16E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16:43:53.881000000</meta:creation-date>
    <dc:date>2021-12-28T16:50:25.578000000</dc:date>
    <meta:editing-duration>PT5M3S</meta:editing-duration>
    <meta:editing-cycles>3</meta:editing-cycles>
    <meta:generator>LibreOffice/7.0.0.3$Windows_X86_64 LibreOffice_project/8061b3e9204bef6b321a21033174034a5e2ea88e</meta:generator>
    <meta:document-statistic meta:object-count="3"/>
  </office:meta>
</office:document-meta>
</file>